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4769778392118168650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5351497415249347874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6">I ran and walked 16 miles with Jim Fitch on somewhat hilly roads. <text:s/></text:p>
      <text:p text:style-name="P6">5 miles averaging 13:17/mile and rest about 4 minutes</text:p>
      <text:p text:style-name="P6">5 miles averaging 12:58/mile and rest about 4 minutes</text:p>
      <text:list xml:id="list9210589049456817837" text:style-name="L3">
        <text:list-item>
          <text:list>
            <text:list-header>
              <text:p text:style-name="P27">5.5 miles averaging 12:27/mile</text:p>
              <text:p text:style-name="P27">After resting a few minutes I jogged ½ mile home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05T15:12:06.61</dc:date>
    <dc:creator>James  Lombardi</dc:creator>
    <meta:editing-duration>P1DT3H46M36S</meta:editing-duration>
    <meta:editing-cycles>128</meta:editing-cycles>
    <meta:generator>OpenOffice/4.1.2$Win32 OpenOffice.org_project/412m3$Build-9782</meta:generator>
    <meta:document-statistic meta:table-count="0" meta:image-count="0" meta:object-count="0" meta:page-count="23" meta:paragraph-count="566" meta:word-count="6034" meta:character-count="30043"/>
  </office:meta>
</office:document-meta>
</file>